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" manifest:full-path="Versions/Version1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" manifest:full-path="VersionList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Mincho" svg:font-family="IPAMincho"/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3.529cm" fo:margin-left="2.175cm" fo:margin-right="2.298cm" table:align="margins"/>
    </style:style>
    <style:style style:name="表1.A" style:family="table-column">
      <style:table-column-properties style:column-width="4.754cm" style:rel-column-width="23026*"/>
    </style:style>
    <style:style style:name="表1.B" style:family="table-column">
      <style:table-column-properties style:column-width="8.775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表1.B1" style:family="table-cell">
      <style:table-cell-properties style:vertical-align="middle" fo:padding="0.097cm" fo:border="0.05pt solid #000000"/>
    </style:style>
    <style:style style:name="表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表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size-complex="10.5pt"/>
    </style:style>
    <style:style style:name="P2" style:family="paragraph" style:parent-style-name="Table_20_Contents">
      <style:paragraph-properties fo:text-align="start" style:justify-single-word="false"/>
      <style:text-properties style:font-size-complex="10.5pt"/>
    </style:style>
    <style:style style:name="P3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fo:line-height="0.459cm"/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fo:line-height="0.459cm" fo:text-align="center" style:justify-single-word="false"/>
      <style:text-properties fo:font-size="10.5pt" style:font-name-asian="ＭＳ 明朝1" style:font-size-asian="10.5pt" style:font-size-complex="10.5pt"/>
    </style:style>
    <style:style style:name="P6" style:family="paragraph" style:parent-style-name="Standard">
      <style:paragraph-properties fo:line-height="0.459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7" style:family="paragraph" style:parent-style-name="Standard">
      <style:paragraph-properties fo:line-height="0.459cm" fo:text-align="end" style:justify-single-word="false"/>
      <style:text-properties fo:font-size="10.5pt" style:font-name-asian="ＭＳ 明朝1" style:font-size-asian="10.5pt" style:font-size-complex="10.5pt"/>
    </style:style>
    <style:style style:name="P8" style:family="paragraph" style:parent-style-name="Standard">
      <style:paragraph-properties style:line-spacing="0.101cm"/>
      <style:text-properties style:font-name="HGｺﾞｼｯｸE" fo:font-size="11pt" style:font-name-asian="HGｺﾞｼｯｸE" style:font-size-asian="11pt" style:font-size-complex="11pt"/>
    </style:style>
    <style:style style:name="P9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10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11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13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fo:color="#000000" style:font-name="IPAMincho" style:font-name-asian="IPAMincho" style:font-name-complex="IPAMincho"/>
    </style:style>
    <style:style style:name="T3" style:family="text">
      <style:text-properties style:font-name-asian="HG丸ｺﾞｼｯｸM-PRO"/>
    </style:style>
    <style:style style:name="T4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text:anchor-type="paragraph" draw:z-index="0" draw:style-name="gr1" draw:text-style-name="P15" svg:width="2.386cm" svg:height="1.592cm" draw:transform="rotate (0.523598775598299) translate (12.7582083333333cm 0.146402777777778cm)"><draw:text-box><text:p text:style-name="P14"><text:span text:style-name="T3"/></text:p><text:p text:style-name="P14"><text:span text:style-name="T4">無料</text:span></text:p></draw:text-box></draw:frame><text:tab/>便利で、簡単！誰もが使えるOpenOffice.org</text:p>
      <text:p text:style-name="P9"><text:tab/>　OpenOffice.org講習会(入門編)</text:p>
      <text:p text:style-name="P10"><text:tab/>　　　表計算ソフト　〜Calc〜</text:p>
      <text:p text:style-name="P4"/>
      <text:p text:style-name="P4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4">　そこで、県内でOpenOffice.orgのサポートサービスをされている株式会社マツケイから講師をお招きして、OpenOffice.orgの使い方をわかりやすく学ぶ講習会を開催しています。</text:p>
      <text:p text:style-name="P4"/>
      <text:p text:style-name="P4">　この講習会は「Writer」「Calc」「Impress」の順に開催しています。今回は、前回大変好評だった、表計算ソフト<text:span text:style-name="T1">「Calc」の講習会を行ないます。</text:span></text:p>
      <text:p text:style-name="P4"/>
      <text:p text:style-name="P4">　下記の内容をご覧の上、参加ご希望の方は、別紙(裏面)の申し込み用紙に必要事項を記入して、しまねOSS事務局までFAXしていただくか、または電子メールに直接必要事項を記入して<text:span text:style-name="T1">、しまねOSS協議会事務局宛てにお送りください。</text:span></text:p>
      <text:p text:style-name="P4"/>
      <text:p text:style-name="P4">　みなさまのご参加をお待ちしています。</text:p>
      <text:p text:style-name="P4"/>
      <text:p text:style-name="P5">記</text:p>
      <text:p text:style-name="P4"/>
      <text:p text:style-name="P6">　日　時<text:tab/>１日目　平成２４年　６月１３日（水）　１８：３０〜２０：００</text:p>
      <text:p text:style-name="P6"><text:tab/>２日目　平成２４年　６月２０日（水）　１８：３０〜２０：００</text:p>
      <text:p text:style-name="P6"><text:tab/>※１日目と２日目の両方で一つの内容となっています。</text:p>
      <text:p text:style-name="P6"/>
      <text:p text:style-name="P6">　場　所<text:tab/>松江テルサ別館２階　オープンソースラボ</text:p>
      <text:p text:style-name="P6"/>
      <text:p text:style-name="P6">　内　容<text:tab/>「Calcの概要」</text:p>
      <text:p text:style-name="P6"><text:tab/><text:span text:style-name="T2">基本操作、行・列の操作、表の操作、複数セルの結合、外枠の設定、計算式と関数、</text:span></text:p>
      <text:p text:style-name="P6"><text:tab/><text:span text:style-name="T2">グラフ、フィルタ、並べ替え、印刷</text:span></text:p>
      <text:p text:style-name="P6"/>
      <text:p text:style-name="P6">　対象者<text:tab/>パソコンの基本操作ができる方</text:p>
      <text:p text:style-name="P6">　　　　　　　（協議会会員以外の方でもご自由に参加いただけます。）</text:p>
      <text:p text:style-name="P6"/>
      <text:p text:style-name="P6">　参加費<text:tab/>無料</text:p>
      <text:p text:style-name="P6"/>
      <text:p text:style-name="P6">　定　員<text:tab/>２０名</text:p>
      <text:p text:style-name="P6"/>
      <text:p text:style-name="P6">　講　師<text:tab/>株式会社マツケイ　伊藤　葉子氏</text:p>
      <text:p text:style-name="P6"/>
      <text:p text:style-name="P6">　主　催<text:tab/>しまねOSS協議会</text:p>
      <text:p text:style-name="P6"/>
      <text:p text:style-name="P6">　その他<text:tab/>（１）ノートパソコンをお持ちの方は当日ご持参ください。お持ちでない方は、お貸し</text:p>
      <text:p text:style-name="P6"><text:tab/>　　　しますので、お申込みの際にご明記ください。</text:p>
      <text:p text:style-name="P6"><text:tab/>（２）この講習はOpenOffice.org3.1以上を対象としてます。ご持参頂くパソコンには</text:p>
      <text:p text:style-name="P6"><text:tab/>　　　あらかじめOpenOffice.org3.1以上をインストールしてください。</text:p>
      <text:p text:style-name="P6"/>
      <text:p text:style-name="P6">　参加申込み先</text:p>
      <text:p text:style-name="P6"><text:tab/>しまねOSS協議会事務局　（株）ネットワーク応用通信研究所内</text:p>
      <text:p text:style-name="P6"><text:tab/>　メール　info@shimane-oss.org</text:p>
      <text:p text:style-name="P6"><text:tab/>　電　話　０８５２−２８−９２９８　ＦＡＸ　０８５２−２８−９３９８</text:p>
      <text:p text:style-name="P6"/>
      <text:p text:style-name="P6">　※　本内容はしまねOSS協議会ホームページでもご覧いただけます。</text:p>
      <text:p text:style-name="P6">　　　http://www.shimane-oss.org/events/2012/04/11/openofficeorg-seminar-20120613/</text:p>
      <text:p text:style-name="P6"/>
      <text:p text:style-name="P7">以上</text:p>
      <text:p text:style-name="P13">[別紙]</text:p>
      <text:p text:style-name="P3">しまねOSS協議会　事務局　行き</text:p>
      <text:p text:style-name="P3"/>
      <text:p text:style-name="P3"/>
      <text:p text:style-name="P11">OpenOffice.org講習会(入門編)</text:p>
      <text:p text:style-name="P11">表計算ソフト　〜Calc〜</text:p>
      <text:p text:style-name="P11"/>
      <text:p text:style-name="P12">参加申込書</text:p>
      <text:p text:style-name="P12">[開催日：６/１３(水),６/２０(水)]</text:p>
      <text:p text:style-name="P3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">お名前</text:p>
          </table:table-cell>
          <table:table-cell table:style-name="表1.B1" office:value-type="string">
            <text:p text:style-name="P2"/>
          </table:table-cell>
        </table:table-row>
        <table:table-row table:style-name="表1.1">
          <table:table-cell table:style-name="表1.A2" office:value-type="string">
            <text:p text:style-name="P1">お名前(ふりがな)</text:p>
          </table:table-cell>
          <table:table-cell table:style-name="表1.B2" office:value-type="string">
            <text:p text:style-name="P2"/>
          </table:table-cell>
        </table:table-row>
        <table:table-row table:style-name="表1.1">
          <table:table-cell table:style-name="表1.A2" office:value-type="string">
            <text:p text:style-name="P1">ご連絡先(電話番号)</text:p>
          </table:table-cell>
          <table:table-cell table:style-name="表1.B2" office:value-type="string">
            <text:p text:style-name="P2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">メールアドレス</text:p>
          </table:table-cell>
          <table:table-cell table:style-name="表1.B2" office:value-type="string">
            <text:p text:style-name="P2"/>
          </table:table-cell>
        </table:table-row>
        <table:table-row table:style-name="表1.1">
          <table:table-cell table:style-name="表1.A2" office:value-type="string">
            <text:p text:style-name="P1">パソコン貸出</text:p>
          </table:table-cell>
          <table:table-cell table:style-name="表1.B2" office:value-type="string">
            <text:p text:style-name="P1">必要　　・　　不要</text:p>
          </table:table-cell>
        </table:table-row>
      </table:table>
      <text:p text:style-name="P3"/>
      <text:p text:style-name="P3"/>
      <text:p text:style-name="P3">＊　本講習会への申込書に記載された内容は、講習会の開催に関連することにおいてのみ使用し、</text:p>
      <text:p text:style-name="P3">　　それ以外の目的には一切使用致しません。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IPAMincho" svg:font-family="IPAMincho"/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20T17:29:57</meta:creation-date>
    <dc:title>無題</dc:title>
    <meta:editing-duration>PT4H56M20S</meta:editing-duration>
    <meta:editing-cycles>37</meta:editing-cycles>
    <meta:generator>LibreOffice/3.5$MacOSX_x86 LibreOffice_project/281b639-6baa1d3-ef66a77-d866f25-f36d45f</meta:generator>
    <dc:date>2012-04-11T10:17:30</dc:date>
    <meta:document-statistic meta:table-count="1" meta:image-count="0" meta:object-count="0" meta:page-count="2" meta:paragraph-count="48" meta:word-count="474" meta:character-count="1378" meta:non-whitespace-character-count="1315"/>
    <meta:template xlink:type="simple" xlink:actuate="onRequest" xlink:title="無題" xlink:href="../無題.ott" meta:date="2010-03-20T17:29:56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" dc:date-time="2012-04-11T10:17:30"/>
</VL:version-list>
</file>